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erif Condensed" svg:font-family="'DejaVu Serif Condensed'" style:font-family-generic="roman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DejaVu Serif Condensed"/>
    </style:style>
    <style:style style:name="P2" style:family="paragraph" style:parent-style-name="Standard">
      <style:text-properties style:font-name="DejaVu Serif Condensed" officeooo:rsid="000e0586" officeooo:paragraph-rsid="000e0586"/>
    </style:style>
    <style:style style:name="P3" style:family="paragraph" style:parent-style-name="Standard">
      <style:text-properties style:font-name="DejaVu Serif Condensed" officeooo:rsid="000f79e7" officeooo:paragraph-rsid="000f79e7"/>
    </style:style>
    <style:style style:name="T1" style:family="text">
      <style:text-properties officeooo:rsid="000e0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a-) String, Character</text:span></text:p>
      <text:p text:style-name="P2">1b-)\0</text:p>
      <text:p text:style-name="P2">1c-)9</text:p>
      <text:p text:style-name="P2">1d-)strlen, string </text:p>
      <text:p text:style-name="P2">1e-)for </text:p>
      <text:p text:style-name="P2">1f-) locais</text:p>
      <text:p text:style-name="P2">1g-)malloc, alocação dinâmica de memória</text:p>
      <text:p text:style-name="P2"/>
      <text:p text:style-name="P2">2-) a,e;</text:p>
      <text:p text:style-name="P2"/>
      <text:p text:style-name="P2">3-)</text:p>
      <text:p text:style-name="P2">int sorte = 5; // sorte contém o valor 5</text:p>
      <text:p text:style-name="P2">int *ponteiro, *outroponteiro; // ponteiro e outroponteiro contendo lixo</text:p>
      <text:p text:style-name="P2">ponteiro = &amp;sorte; // ponteiro recebe endereço de sorte</text:p>
      <text:p text:style-name="P2">outroponteiro = ponteiro; // outroponteiro também aponta para o endereço do ponteiro</text:p>
      <text:p text:style-name="P2">*outroponteiro = *ponteiro + 5; // outroponteiro recebe valor de ponteiro + 5</text:p>
      <text:p text:style-name="P2">printf(“%d”,ponteiro); // imprime o endereço que ponteiro aponta</text:p>
      <text:p text:style-name="P2">printf(“%d”,outroponteiro); // imprime o endereço que outroponteiro aponta</text:p>
      <text:p text:style-name="P2">printf(“%d”, &amp;sorte); // imprime o endereço de sorte</text:p>
      <text:p text:style-name="P2"/>
      <text:p text:style-name="P2">4. O que o código abaixo faz? Você consegue identificar algum erro no código?</text:p>
      <text:p text:style-name="P2">#include &lt;stdio.h&gt;</text:p>
      <text:p text:style-name="P2">void agoravai(float∗ x; float∗ y) {</text:p>
      <text:p text:style-name="P2">int temp;</text:p>
      <text:p text:style-name="P2">temp = ∗x;</text:p>
      <text:p text:style-name="P2">∗x = ∗y;</text:p>
      <text:p text:style-name="P2">∗y = temp</text:p>
      <text:p text:style-name="P2">}</text:p>
      <text:p text:style-name="P2">int main{} { </text:p>
      <text:p text:style-name="P2">float a = 5.2;</text:p>
      <text:p text:style-name="P2">float b = 2.5;</text:p>
      <text:p text:style-name="P2">agoravai(&amp;a, &amp;b);</text:p>
      <text:p text:style-name="P2">print(“a = %f | b = %f\n”, a, b);</text:p>
      <text:p text:style-name="P2">return 0;</text:p>
      <text:p text:style-name="P2">}</text:p>
      <text:p text:style-name="P2"/>
      <text:p text:style-name="P3">R: main está com com chaves em vez de parênteses </text:p>
      <text:p text:style-name="P3"/>
      <text:p text:style-name="P3">6. O que o código abaixo imprime?</text:p>
      <text:p text:style-name="P3">#include&lt;stdio.h&gt;</text:p>
      <text:p text:style-name="P3">int main(){</text:p>
      <text:p text:style-name="P3">int i;</text:p>
      <text:p text:style-name="P3">for(i = 1; i &lt; 9; i++){</text:p>
      <text:p text:style-name="P3">int aux = 0;</text:p>
      <text:p text:style-name="P3">aux += i*i;</text:p>
      <text:p text:style-name="P3">}</text:p>
      <text:p text:style-name="P3">printf("%d\n", aux);</text:p>
      <text:p text:style-name="P3">return 0;</text:p>
      <text:p text:style-name="P3">}</text:p>
      <text:p text:style-name="P3"/>
      <text:p text:style-name="P3">R: Como o aux está dentro do escopo do for, ele não conseguirá imprimir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erif Condensed" svg:font-family="'DejaVu Serif Condensed'" style:font-family-generic="roman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ourier New" fo:font-size="12pt" fo:language="pt" fo:country="BR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urier New" fo:font-size="12pt" fo:language="pt" fo:country="BR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urier New" fo:font-family="'Courier New'" style:font-family-generic="modern" style:font-pitch="fixed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urier New" fo:font-family="'Courier New'" style:font-family-generic="modern" style:font-pitch="fixe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fo:font-family="'Courier New'" style:font-family-generic="modern" style:font-pitch="fixed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44:08.784448037</meta:creation-date>
    <dc:date>2024-09-24T18:03:48.371725468</dc:date>
    <meta:editing-duration>PT9M18S</meta:editing-duration>
    <meta:editing-cycles>1</meta:editing-cycles>
    <meta:document-statistic meta:table-count="0" meta:image-count="0" meta:object-count="0" meta:page-count="1" meta:paragraph-count="45" meta:word-count="210" meta:character-count="1173" meta:non-whitespace-character-count="1004"/>
    <meta:generator>LibreOffice/24.2.5.2$Linux_X86_64 LibreOffice_project/420$Build-2</meta:generator>
  </office:meta>
</office:document-meta>
</file>